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b0b45" officeooo:paragraph-rsid="001b0b45"/>
    </style:style>
    <style:style style:name="P2" style:family="paragraph" style:parent-style-name="Standard">
      <style:text-properties officeooo:rsid="001b0b45" officeooo:paragraph-rsid="001b0b45"/>
    </style:style>
    <style:style style:name="P3" style:family="paragraph" style:parent-style-name="Standard">
      <style:text-properties officeooo:rsid="001b916f" officeooo:paragraph-rsid="001b916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3">open vs terninal</text:p>
      <text:p text:style-name="P1"/>
      <text:p text:style-name="P1">git init</text:p>
      <text:p text:style-name="P1">git add .</text:p>
      <text:p text:style-name="P1">git commit -m “anything”</text:p>
      <text:p text:style-name="P1">git add .</text:p>
      <text:p text:style-name="P1">Git branch -M main</text:p>
      <text:p text:style-name="P1">git remote add origin <text:s/><text:a xlink:type="simple" xlink:href="https://github.com/Leila-Ashur/Student-Record.git" text:style-name="Internet_20_link" text:visited-style-name="Visited_20_Internet_20_Link">https://github.com/Leila-Ashur/Student-Record.git</text:a></text:p>
      <text:p text:style-name="P1">git push -u origin mai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2-02T09:50:52.267745300</meta:creation-date>
    <dc:date>2023-02-03T18:46:37.452493908</dc:date>
    <meta:editing-duration>PT35M24S</meta:editing-duration>
    <meta:editing-cycles>2</meta:editing-cycles>
    <meta:generator>LibreOffice/6.4.7.2$Linux_X86_64 LibreOffice_project/40$Build-2</meta:generator>
    <meta:document-statistic meta:table-count="0" meta:image-count="0" meta:object-count="0" meta:page-count="1" meta:paragraph-count="8" meta:word-count="29" meta:character-count="179" meta:non-whitespace-character-count="157"/>
  </office:meta>
</office:document-meta>
</file>